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Liberation Sans', 'DejaVu Sans'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#ffffff" fo:padding="0cm" fo:border="none">
        <style:background-image/>
      </style:paragraph-properties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1" fo:font-size="10.5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2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u can do this with a </text:span><text:a xlink:type="simple" xlink:href="http://en.wikipedia.org/wiki/Threaded_binary_tree"><text:span text:style-name="T2">threaded tree</text:span></text:a><text:span text:style-name="T1">. Here's an outline of the method (taken from </text:span><text:a xlink:type="simple" xlink:href="http://gabrielistrate.weebly.com/uploads/2/5/2/6/2526487/curs7.pdf"><text:span text:style-name="T2">here</text:span></text:a><text:span text:style-name="T1">—see slide 31):</text:span></text:p>
      <text:list xml:id="list1084365381" text:style-name="L1">
        <text:list-item>
          <text:p text:style-name="P2">Postorder: a dummy node created that has root as left descendant.</text:p>
        </text:list-item>
        <text:list-item>
          <text:p text:style-name="P2">A variable can be used to check type of current action.</text:p>
        </text:list-item>
        <text:list-item>
          <text:p text:style-name="P2">If action is left traversal and current node has a left descendant, then descendant is traversed. Otherwise action changed to right traversal.</text:p>
        </text:list-item>
        <text:list-item>
          <text:p text:style-name="P2">If action is right traversal and current node has a left descendant, action changed to left traversal. Otherwise action changed to visiting a node.</text:p>
        </text:list-item>
        <text:list-item>
          <text:p text:style-name="P2">If action is visiting node: current node is visited, afterwards its postorder successor has to be found.</text:p>
        </text:list-item>
        <text:list-item>
          <text:p text:style-name="P2">If current node’s parent accessible through a thread (i.e. current node is parent’s left child) then traversal is set to continue with the right descendant of parent.</text:p>
        </text:list-item>
        <text:list-item>
          <text:p text:style-name="P2">If current node has no right descendant, this is the end of the right-extended chain of nodes.</text:p>
        </text:list-item>
        <text:list-item>
          <text:p text:style-name="P2">First: the beginning of the chain is reached through the thread of the current node.</text:p>
        </text:list-item>
        <text:list-item>
          <text:p text:style-name="P2">Second: right references of nodes in the chain is reversed.</text:p>
        </text:list-item>
        <text:list-item>
          <text:p text:style-name="P2">Finally: chain is scanned backward, each node is visited, then right references are restored to previous settings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'Liberation Sans', 'DejaVu Sans'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3:22:23</meta:creation-date>
    <dc:date>2013-09-23T23:23:02</dc:date>
    <meta:editing-duration>P0D</meta:editing-duration>
    <meta:editing-cycles>1</meta:editing-cycles>
    <meta:document-statistic meta:table-count="0" meta:image-count="0" meta:object-count="0" meta:page-count="1" meta:paragraph-count="12" meta:word-count="200" meta:character-count="1141" meta:non-whitespace-character-count="961"/>
    <meta:generator>LibreOffice/3.5$Linux_X86_64 LibreOffice_project/350m1$Build-2</meta:generator>
  </office:meta>
</office:document-meta>
</file>